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4300000016E4E4EAFEA80FBF7D.png" manifest:media-type="image/png"/>
  <manifest:file-entry manifest:full-path="Pictures/1000020100000340000000628BB21922B6789E79.png" manifest:media-type="image/png"/>
  <manifest:file-entry manifest:full-path="Pictures/10000201000002B9000000349F4CC6F5FBA7D82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0a0e" officeooo:paragraph-rsid="00150a0e"/>
    </style:style>
    <style:style style:name="P2" style:family="paragraph" style:parent-style-name="Standard">
      <style:text-properties officeooo:rsid="0016236b" officeooo:paragraph-rsid="0016236b"/>
    </style:style>
    <style:style style:name="P3" style:family="paragraph" style:parent-style-name="Standard">
      <style:text-properties officeooo:paragraph-rsid="00150a0e"/>
    </style:style>
    <style:style style:name="T1" style:family="text">
      <style:text-properties officeooo:rsid="00150a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mian Kolaska</text:p>
      <text:p text:style-name="P1"/>
      <text:p text:style-name="P1">Na potrzeby procedury stworzyłem 2 dodatkowe relacje: WIZYTA oraz KOMUNIKAT.</text:p>
      <text:p text:style-name="P1">WIZYTA przechowuje informacje o wszystkich zaplanowanych wizytach lekarskich. KOMUNIKAT natomiast jest relacją, która może być użyta przez aplikację do wysyłania pacjentowi powiadomień o zbliżających się wizytach.</text:p>
      <text:p text:style-name="P1"/>
      <text:p text:style-name="P3"><text:span text:style-name="T1">Procedura, którą napisałem przyjmuje 2 parametry id_pacjenta oraz pesel. Używa kursora do przeszukania relacji WIZYTA w poszukiwaniu najbliższej wizyty. Kiedy ją znajdzie , używa 2 zapytań SELECT do wyszukania dodatkowych informacji potrzebnych do stworzenia komunikatu. Ostatecznie dodaje nowy wpis w relacji KOMUNIKAT.</text:span></text:p>
      <text:p text:style-name="P1"/>
      <text:p text:style-name="P1">CREATE OR REPLACE PROCEDURE create_notification(idp IN number, pesel IN number)</text:p>
      <text:p text:style-name="P1">AS</text:p>
      <text:p text:style-name="P1">BEGIN</text:p>
      <text:p text:style-name="P1"><text:s text:c="4"/>DECLARE</text:p>
      <text:p text:style-name="P1"><text:s text:c="8"/>CURSOR c IS SELECT id, data_wizyty FROM wizyta WHERE id_pacjenta = idp AND pesel_pacjenta = pesel;</text:p>
      <text:p text:style-name="P1"><text:s text:c="8"/>id_wiz wizyta.id%type;</text:p>
      <text:p text:style-name="P1"><text:s text:c="8"/>data_wiz wizyta.data_wizyty%type;</text:p>
      <text:p text:style-name="P1"><text:s text:c="8"/>najb_id_wiz wizyta.id%type; -- id najblizszej wizyty</text:p>
      <text:p text:style-name="P1"><text:s text:c="8"/>najb_data_wiz wizyta.data_wizyty%type; --data najblizszej wizyty</text:p>
      <text:p text:style-name="P1"><text:s text:c="8"/>-- dodatkowe zmienne potrzebne do utworzenia komunikatu</text:p>
      <text:p text:style-name="P1"><text:s text:c="8"/>imie_lek lekarz.imie%type;</text:p>
      <text:p text:style-name="P1"><text:s text:c="8"/>nazw_lek lekarz.nazwisko%type;</text:p>
      <text:p text:style-name="P1"><text:s text:c="8"/>gabinet wizyta.gabinet%type;</text:p>
      <text:p text:style-name="P1"><text:s text:c="8"/>id_lek wizyta.id_lekarza%type;</text:p>
      <text:p text:style-name="P1"><text:s text:c="4"/>BEGIN</text:p>
      <text:p text:style-name="P1"><text:s text:c="8"/>OPEN c;</text:p>
      <text:p text:style-name="P1"><text:s text:c="8"/></text:p>
      <text:p text:style-name="P1"><text:s text:c="8"/>FETCH c INTO najb_id_wiz, najb_data_wiz;</text:p>
      <text:p text:style-name="P1"><text:s text:c="4"/></text:p>
      <text:p text:style-name="P1"><text:s text:c="8"/>LOOP</text:p>
      <text:p text:style-name="P1"><text:s text:c="12"/>EXIT WHEN (c%NOTFOUND);</text:p>
      <text:p text:style-name="P1"><text:s text:c="12"/>FETCH c INTO id_wiz, data_wiz;</text:p>
      <text:p text:style-name="P1"><text:s text:c="12"/>IF (data_wiz &lt; najb_data_wiz AND data_wiz &gt; CURRENT_DATE) THEN</text:p>
      <text:p text:style-name="P1"><text:s text:c="16"/>najb_id_wiz := id_wiz;</text:p>
      <text:p text:style-name="P1"><text:s text:c="16"/>najb_data_wiz := data_wiz;</text:p>
      <text:p text:style-name="P1"><text:s text:c="12"/>END IF;</text:p>
      <text:p text:style-name="P1"><text:s text:c="8"/>END LOOP;</text:p>
      <text:p text:style-name="P1"><text:s text:c="8"/></text:p>
      <text:p text:style-name="P1"><text:s text:c="8"/>CLOSE c;</text:p>
      <text:p text:style-name="P1"><text:s text:c="8"/></text:p>
      <text:p text:style-name="P1"><text:s text:c="8"/>SELECT id_lekarza, gabinet INTO id_lek, gabinet FROM wizyta WHERE id = najb_id_wiz;</text:p>
      <text:p text:style-name="P1"><text:s text:c="8"/>SELECT imie, nazwisko INTO imie_lek, nazw_lek FROM lekarz WHERE id_lekarza = id_lek;</text:p>
      <text:p text:style-name="P1"><text:s text:c="8"/>INSERT INTO komunikat VALUES(idp, pesel, najb_data_wiz, imie_lek, nazw_lek, gabinet);</text:p>
      <text:p text:style-name="P1"><text:s text:c="4"/>END;</text:p>
      <text:p text:style-name="P1">END;</text:p>
      <text:p text:style-name="P1">/</text:p>
      <text:p text:style-name="P1"><text:soft-page-break/>Wywołanie</text:p>
      <text:p text:style-name="P1"><draw:frame draw:style-name="fr1" draw:name="Image1" text:anchor-type="paragraph" svg:x="0.0346in" svg:y="0.0429in" svg:width="3.3654in" svg:height="0.2291in" draw:z-index="0"><draw:image xlink:href="Pictures/100002010000014300000016E4E4EAFEA80FBF7D.png" xlink:type="simple" xlink:show="embed" xlink:actuate="onLoad" loext:mime-type="image/png"/></draw:frame></text:p>
      <text:p text:style-name="P1"/>
      <text:p text:style-name="P2">Wiersze w relacji WIZYTA dla pacjenta(id=831001, pesel=4250920012)</text:p>
      <text:p text:style-name="P1"><draw:frame draw:style-name="fr1" draw:name="Image3" text:anchor-type="paragraph" svg:x="0in" svg:y="0.1126in" svg:width="6.9252in" svg:height="0.8154in" draw:z-index="2"><draw:image xlink:href="Pictures/1000020100000340000000628BB21922B6789E79.png" xlink:type="simple" xlink:show="embed" xlink:actuate="onLoad" loext:mime-type="image/png"/></draw:frame></text:p>
      <text:p text:style-name="P1"/>
      <text:p text:style-name="P2">Utworzony komunikat</text:p>
      <text:p text:style-name="P1"><draw:frame draw:style-name="fr1" draw:name="Image2" text:anchor-type="paragraph" svg:x="0.0173in" svg:y="0.1299in" svg:width="6.9252in" svg:height="0.5161in" draw:z-index="1"><draw:image xlink:href="Pictures/10000201000002B9000000349F4CC6F5FBA7D829.png" xlink:type="simple" xlink:show="embed" xlink:actuate="onLoad" loext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30T17:59:13.879000000</meta:creation-date>
    <dc:date>2020-05-30T18:15:09.863000000</dc:date>
    <meta:editing-duration>PT5M30S</meta:editing-duration>
    <meta:editing-cycles>2</meta:editing-cycles>
    <meta:generator>LibreOffice/6.3.3.2$Windows_x86 LibreOffice_project/a64200df03143b798afd1ec74a12ab50359878ed</meta:generator>
    <meta:document-statistic meta:table-count="0" meta:image-count="3" meta:object-count="0" meta:page-count="2" meta:paragraph-count="43" meta:word-count="224" meta:character-count="2016" meta:non-whitespace-character-count="1568"/>
  </office:meta>
</office:document-meta>
</file>